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397cm"/>
    </style:style>
    <style:style style:name="Tabla3.D" style:family="table-column">
      <style:table-column-properties style:column-width="4.403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397cm"/>
    </style:style>
    <style:style style:name="Tabla4.D" style:family="table-column">
      <style:table-column-properties style:column-width="4.403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4.397cm"/>
    </style:style>
    <style:style style:name="Tabla5.D" style:family="table-column">
      <style:table-column-properties style:column-width="4.403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397cm"/>
    </style:style>
    <style:style style:name="Tabla2.D" style:family="table-column">
      <style:table-column-properties style:column-width="4.403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4.397cm"/>
    </style:style>
    <style:style style:name="Tabla6.D" style:family="table-column">
      <style:table-column-properties style:column-width="4.403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8" style:family="paragraph" style:parent-style-name="Standard">
      <style:text-properties officeooo:paragraph-rsid="00115efc"/>
    </style:style>
    <style:style style:name="P9" style:family="paragraph" style:parent-style-name="Standard">
      <style:text-properties officeooo:paragraph-rsid="001542ca"/>
    </style:style>
    <style:style style:name="P10" style:family="paragraph" style:parent-style-name="Standard">
      <style:text-properties officeooo:paragraph-rsid="00160807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15efc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542ca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60807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15efc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542ca"/>
    </style:style>
    <style:style style:name="P16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60807"/>
    </style:style>
    <style:style style:name="P17" style:family="paragraph" style:parent-style-name="Standard">
      <style:paragraph-properties fo:break-before="page"/>
      <style:text-properties officeooo:paragraph-rsid="00115efc"/>
    </style:style>
    <style:style style:name="P18" style:family="paragraph" style:parent-style-name="Standard">
      <style:paragraph-properties fo:break-before="page"/>
      <style:text-properties officeooo:paragraph-rsid="00160807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115ef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paragraph-rsid="001542ca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paragraph-rsid="00160807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paragraph-rsid="00115efc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paragraph-rsid="001542c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paragraph-rsid="00160807" style:font-weight-asian="bold" style:font-weight-complex="bold"/>
    </style:style>
    <style:style style:name="P25" style:family="paragraph" style:parent-style-name="Table_20_Contents">
      <style:text-properties fo:font-weight="bold" officeooo:paragraph-rsid="00115efc" style:font-weight-asian="bold" style:font-weight-complex="bold"/>
    </style:style>
    <style:style style:name="P26" style:family="paragraph" style:parent-style-name="Table_20_Contents">
      <style:text-properties fo:font-weight="bold" officeooo:paragraph-rsid="001542ca" style:font-weight-asian="bold" style:font-weight-complex="bold"/>
    </style:style>
    <style:style style:name="P27" style:family="paragraph" style:parent-style-name="Table_20_Contents">
      <style:text-properties fo:font-weight="bold" officeooo:paragraph-rsid="00160807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normal" officeooo:paragraph-rsid="00115efc" style:font-weight-asian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weight="normal" officeooo:paragraph-rsid="00138fac" style:font-weight-asian="normal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weight="normal" officeooo:paragraph-rsid="00144a7a" style:font-weight-asian="normal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font-weight="normal" officeooo:paragraph-rsid="001542ca" style:font-weight-asian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font-weight="normal" officeooo:paragraph-rsid="00160807" style:font-weight-asian="normal" style:font-weight-complex="normal"/>
    </style:style>
    <style:style style:name="P33" style:family="paragraph" style:parent-style-name="Table_20_Contents">
      <style:text-properties officeooo:paragraph-rsid="00115efc"/>
    </style:style>
    <style:style style:name="P34" style:family="paragraph" style:parent-style-name="Table_20_Contents">
      <style:paragraph-properties fo:text-align="justify" style:justify-single-word="false"/>
      <style:text-properties style:text-underline-style="none" fo:font-weight="normal" officeooo:paragraph-rsid="001542ca" style:font-weight-asian="normal" style:font-weight-complex="normal"/>
    </style:style>
    <style:style style:name="P35" style:family="paragraph" style:parent-style-name="Table_20_Contents">
      <style:text-properties officeooo:paragraph-rsid="001542ca"/>
    </style:style>
    <style:style style:name="P36" style:family="paragraph" style:parent-style-name="Table_20_Contents">
      <style:text-properties officeooo:paragraph-rsid="00160807"/>
    </style:style>
    <style:style style:name="T1" style:family="text">
      <style:text-properties fo:color="#004586" style:font-name="URW Palladio L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84d1" style:font-name="FreeSans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none"/>
    </style:style>
    <style:style style:name="T5" style:family="text">
      <style:text-properties officeooo:rsid="00115efc"/>
    </style:style>
    <style:style style:name="T6" style:family="text">
      <style:text-properties fo:font-style="italic" officeooo:rsid="00115efc" style:font-style-asian="italic" style:font-style-complex="italic"/>
    </style:style>
    <style:style style:name="T7" style:family="text">
      <style:text-properties officeooo:rsid="00138fac"/>
    </style:style>
    <style:style style:name="T8" style:family="text">
      <style:text-properties officeooo:rsid="00144a7a"/>
    </style:style>
    <style:style style:name="T9" style:family="text">
      <style:text-properties officeooo:rsid="001542ca"/>
    </style:style>
    <style:style style:name="T10" style:family="text">
      <style:text-properties officeooo:rsid="001608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Empresa</text:p>
          </table:table-cell>
          <table:table-cell table:style-name="Tabla1.A1" table:number-columns-spanned="2" office:value-type="string">
            <text:p text:style-name="P7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1.D1" office:value-type="string">
            <text:p text:style-name="P6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1.A2" office:value-type="string">
            <text:p text:style-name="P1">Nombre del caso de uso</text:p>
          </table:table-cell>
          <table:table-cell table:style-name="Tabla1.B2" table:number-columns-spanned="3" office:value-type="string">
            <text:p text:style-name="Table_20_Contents">Modificar Tarjet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ódigo</text:p>
          </table:table-cell>
          <table:table-cell table:style-name="Tabla1.B2" table:number-columns-spanned="3" office:value-type="string">
            <text:p text:style-name="Table_20_Contents">CU_Tarjetas_Modificar_Tarjet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reado por</text:p>
          </table:table-cell>
          <table:table-cell table:style-name="Tabla1.A2" office:value-type="string">
            <text:p text:style-name="Table_20_Contents">María Andrea Cruz</text:p>
          </table:table-cell>
          <table:table-cell table:style-name="Tabla1.A2" office:value-type="string">
            <text:p text:style-name="P1">Fecha de creación</text:p>
          </table:table-cell>
          <table:table-cell table:style-name="Tabla1.B2" office:value-type="string">
            <text:p text:style-name="Table_20_Contents">21 de Septiembre de 2011</text:p>
          </table:table-cell>
        </table:table-row>
        <table:table-row>
          <table:table-cell table:style-name="Tabla1.A2" office:value-type="string">
            <text:p text:style-name="P1">Actualizado por</text:p>
          </table:table-cell>
          <table:table-cell table:style-name="Tabla1.A2" office:value-type="string">
            <text:p text:style-name="Table_20_Contents">---.----</text:p>
          </table:table-cell>
          <table:table-cell table:style-name="Tabla1.A2" office:value-type="string">
            <text:p text:style-name="P1">Fecha de Actualización</text:p>
          </table:table-cell>
          <table:table-cell table:style-name="Tabla1.B2" office:value-type="string">
            <text:p text:style-name="Table_20_Contents">----.----</text:p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B2" table:number-columns-spanned="3" office:value-type="string">
            <text:p text:style-name="Table_20_Contents">Permite modificar la información relacionada con la tarjet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Actores</text:p>
          </table:table-cell>
          <table:table-cell table:style-name="Tabla1.A2" office:value-type="string">
            <text:p text:style-name="Table_20_Contents">Auxiliar 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2" table:number-columns-spanned="3" office:value-type="string">
            <text:p text:style-name="Table_20_Contents">El Auxiliar debe haber ingresado al sistema SIGETI.</text:p>
          </table:table-cell>
          <table:covered-table-cell/>
          <table:covered-table-cell/>
        </table:table-row>
        <table:table-row>
          <table:table-cell table:style-name="Tabla1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>Actor</text:p>
          </table:table-cell>
          <table:covered-table-cell/>
          <table:table-cell table:style-name="Tabla1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1. El caso de uso inicia cuando el Auxiliar selecciona la opción de tarjetas.</text:p>
          </table:table-cell>
          <table:covered-table-cell/>
          <table:table-cell table:style-name="Tabla1.B2" table:number-columns-spanned="2" office:value-type="string">
            <text:p text:style-name="P4">2. El sistema despliega en la pantalla las opciones de tarjeta, entre esas modificar tarjeta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2. El auxiliar selecciona la opción modificar tarjeta.</text:p>
          </table:table-cell>
          <table:covered-table-cell/>
          <table:table-cell table:style-name="Tabla1.B2" table:number-columns-spanned="2" office:value-type="string">
            <text:p text:style-name="P4">3. El sistema muestra la interfaz para modificar tarjeta, y solicita el pin de la tarjeta a modificar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4. El auxiliar <text:span text:style-name="T4">digita el pin de la tarjeta y da clic en consultar.</text:span></text:p>
          </table:table-cell>
          <table:covered-table-cell/>
          <table:table-cell table:style-name="Tabla1.B2" table:number-columns-spanned="2" office:value-type="string">
            <text:p text:style-name="P4">5. El sistema realiza una búsqueda en la base de datos con el pin ingresad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7. El auxiliar ingresa los nuevos datos, en los campos que se van a modificar y que son permitidos.</text:p>
          </table:table-cell>
          <table:covered-table-cell/>
          <table:table-cell table:style-name="Tabla1.B2" table:number-columns-spanned="2" office:value-type="string">
            <text:p text:style-name="P4">6. El sistema muestra en pantalla la información relacionada con la tarjeta a modificar.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8. El auxiliar da clic en el botón actualizar.</text:p>
          </table:table-cell>
          <table:covered-table-cell/>
          <table:table-cell table:style-name="Tabla1.B2" table:number-columns-spanned="2" office:value-type="string">
            <text:p text:style-name="P4">9. El sistema realiza un update del registro de la tarjeta a modificar con los nuevos datos ingresado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/>
          </table:table-cell>
          <table:covered-table-cell/>
          <table:table-cell table:style-name="Tabla1.B2" table:number-columns-spanned="2" office:value-type="string">
            <text:p text:style-name="P4">10. El caso de uso finaliza cuando el sistema muestra en pantalla una notificación de la operación realizada.</text:p>
          </table:table-cell>
          <table:covered-table-cell/>
        </table:table-row>
        <table:table-row>
          <table:table-cell table:style-name="Tabla1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4">7.a. El auxiliar ingresa el pin correcto y procede a realizar la consulta nuevamente.</text:p>
          </table:table-cell>
          <table:covered-table-cell/>
          <table:table-cell table:style-name="Tabla1.B2" table:number-columns-spanned="2" office:value-type="string">
            <text:p text:style-name="P4">5.a. El sistema no encuentra la tarjeta relacionada con el pin ingresado por el auxiliar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/>
          </table:table-cell>
          <table:covered-table-cell/>
          <table:table-cell table:style-name="Tabla1.B2" table:number-columns-spanned="2" office:value-type="string">
            <text:p text:style-name="P4">6.a. El sistema muestra un mensaje en pantalla notificando de búsqueda fallida.</text:p>
          </table:table-cell>
          <table:covered-table-cell/>
        </table:table-row>
        <table:table-row>
          <table:table-cell table:style-name="Tabla1.A2" office:value-type="string">
            <text:p text:style-name="P3">Poscondiciones</text:p>
          </table:table-cell>
          <table:table-cell table:style-name="Tabla1.B2" table:number-columns-spanned="3" office:value-type="string">
            <text:p text:style-name="P4">La nueva información de la tarjeta queda actualizada en la base de datos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Excepciones</text:p>
          </table:table-cell>
          <table:table-cell table:style-name="Tabla1.B2" table:number-columns-spanned="3" office:value-type="string">
            <text:p text:style-name="P4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">Empresa</text:p>
          </table:table-cell>
          <table:table-cell table:style-name="Tabla3.A1" table:number-columns-spanned="2" office:value-type="string">
            <text:p text:style-name="P7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3.D1" office:value-type="string">
            <text:p text:style-name="P6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3.A2" office:value-type="string">
            <text:p text:style-name="P1">Nombre del caso de uso</text:p>
          </table:table-cell>
          <table:table-cell table:style-name="Tabla3.B2" table:number-columns-spanned="3" office:value-type="string">
            <text:p text:style-name="Table_20_Contents">Realizar Solicitud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ódigo</text:p>
          </table:table-cell>
          <table:table-cell table:style-name="Tabla3.B2" table:number-columns-spanned="3" office:value-type="string">
            <text:p text:style-name="Table_20_Contents">Reclamos.0<text:span text:style-name="T9">1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reado por</text:p>
          </table:table-cell>
          <table:table-cell table:style-name="Tabla3.A2" office:value-type="string">
            <text:p text:style-name="Table_20_Contents">María Andrea Cruz</text:p>
          </table:table-cell>
          <table:table-cell table:style-name="Tabla3.A2" office:value-type="string">
            <text:p text:style-name="P1">Fecha de creación</text:p>
          </table:table-cell>
          <table:table-cell table:style-name="Tabla3.B2" office:value-type="string">
            <text:p text:style-name="Table_20_Contents">22 de Septiembre de 2011</text:p>
          </table:table-cell>
        </table:table-row>
        <table:table-row>
          <table:table-cell table:style-name="Tabla3.A2" office:value-type="string">
            <text:p text:style-name="P1">Actualizado por</text:p>
          </table:table-cell>
          <table:table-cell table:style-name="Tabla3.A2" office:value-type="string">
            <text:p text:style-name="Table_20_Contents">---.----</text:p>
          </table:table-cell>
          <table:table-cell table:style-name="Tabla3.A2" office:value-type="string">
            <text:p text:style-name="P1">Fecha de Actualización</text:p>
          </table:table-cell>
          <table:table-cell table:style-name="Tabla3.B2" office:value-type="string">
            <text:p text:style-name="Table_20_Contents">----.----</text:p>
          </table:table-cell>
        </table:table-row>
        <table:table-row>
          <table:table-cell table:style-name="Tabla3.A2" office:value-type="string">
            <text:p text:style-name="P1">Descripción</text:p>
          </table:table-cell>
          <table:table-cell table:style-name="Tabla3.B2" table:number-columns-spanned="3" office:value-type="string">
            <text:p text:style-name="Table_20_Contents">Permite realizar solicitud o reclamo con respecto al sistema de transpor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Actores</text:p>
          </table:table-cell>
          <table:table-cell table:style-name="Tabla3.A2" office:value-type="string">
            <text:p text:style-name="Table_20_Contents">Operador , Pasajero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Precondiciones</text:p>
          </table:table-cell>
          <table:table-cell table:style-name="Tabla3.B2" table:number-columns-spanned="3" office:value-type="string">
            <text:p text:style-name="Table_20_Contents">El Operador debe haber ingresado al sistema SIGETI.</text:p>
          </table:table-cell>
          <table:covered-table-cell/>
          <table:covered-table-cell/>
        </table:table-row>
        <table:table-row>
          <table:table-cell table:style-name="Tabla3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2">Actor</text:p>
          </table:table-cell>
          <table:covered-table-cell/>
          <table:table-cell table:style-name="Tabla3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4">1. El caso de uso inicia cuando el pasajero se acerca al operador e impone un reclamo.</text:p>
          </table:table-cell>
          <table:covered-table-cell/>
          <table:table-cell table:style-name="Tabla3.B2" table:number-columns-spanned="2" office:value-type="string">
            <text:p text:style-name="P4">3. El sistema despliega en la pantalla las opciones de reclamos/solicitudes, entre ellas realizar solicitud o reclamo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4">2. El operador ingresa a la opción de reclamos/solicitud.</text:p>
          </table:table-cell>
          <table:covered-table-cell/>
          <table:table-cell table:style-name="Tabla3.B2" table:number-columns-spanned="2" office:value-type="string">
            <text:p text:style-name="P4">5. El sistema despliega en pantalla los campos motivo, observación, nombre del pasajero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5">4. El operador selecciona la opción realizar solicitud o reclamo.</text:p>
          </table:table-cell>
          <table:covered-table-cell/>
          <table:table-cell table:style-name="Tabla3.B2" table:number-columns-spanned="2" office:value-type="string">
            <text:p text:style-name="P4">7. El caso de uso finaliza cuando el sistema ingresa los datos en la base de datos con estado de solicitud “en proceso”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5">6. El operador solicita los datos al pasajero, y luego ingresa estos en los campos. Finalmente da clic en registrar.</text:p>
          </table:table-cell>
          <table:covered-table-cell/>
          <table:table-cell table:style-name="Tabla3.B2" table:number-columns-spanned="2" office:value-type="string">
            <text:p text:style-name="P4"/>
          </table:table-cell>
          <table:covered-table-cell/>
        </table:table-row>
        <table:table-row>
          <table:table-cell table:style-name="Tabla3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4">6.a. El operador deja vacío alguno de los campos solicitados.</text:p>
          </table:table-cell>
          <table:covered-table-cell/>
          <table:table-cell table:style-name="Tabla3.B2" table:number-columns-spanned="2" office:value-type="string">
            <text:p text:style-name="P4">7.a. El sistema muestra una notificación de error y pide de nuevo los datos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4">8.a. El operador ingresa correctamente los datos y da clic en registrar.</text:p>
          </table:table-cell>
          <table:covered-table-cell/>
          <table:table-cell table:style-name="Tabla3.B2" table:number-columns-spanned="2" office:value-type="string">
            <text:p text:style-name="P4">8.a. El caso de uso finaliza cuando el sistema agrega la información del nuevo reclamo a la base de datos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4"/>
          </table:table-cell>
          <table:covered-table-cell/>
          <table:table-cell table:style-name="Tabla3.B2" table:number-columns-spanned="2" office:value-type="string">
            <text:p text:style-name="P4"/>
          </table:table-cell>
          <table:covered-table-cell/>
        </table:table-row>
        <table:table-row>
          <table:table-cell table:style-name="Tabla3.A2" office:value-type="string">
            <text:p text:style-name="P3">Poscondiciones</text:p>
          </table:table-cell>
          <table:table-cell table:style-name="Tabla3.B2" table:number-columns-spanned="3" office:value-type="string">
            <text:p text:style-name="P4">El nuevo reclamo queda guardado en la base de dato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3">Excepciones</text:p>
          </table:table-cell>
          <table:table-cell table:style-name="Tabla3.B2" table:number-columns-spanned="3" office:value-type="string">
            <text:p text:style-name="P4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">Empresa</text:p>
          </table:table-cell>
          <table:table-cell table:style-name="Tabla4.A1" table:number-columns-spanned="2" office:value-type="string">
            <text:p text:style-name="P7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4.D1" office:value-type="string">
            <text:p text:style-name="P6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4.A2" office:value-type="string">
            <text:p text:style-name="P1">Nombre del caso de uso</text:p>
          </table:table-cell>
          <table:table-cell table:style-name="Tabla4.B2" table:number-columns-spanned="3" office:value-type="string">
            <text:p text:style-name="Table_20_Contents">Generar ticket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ódigo</text:p>
          </table:table-cell>
          <table:table-cell table:style-name="Tabla4.B2" table:number-columns-spanned="3" office:value-type="string">
            <text:p text:style-name="Table_20_Contents">Reclamos.0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reado por</text:p>
          </table:table-cell>
          <table:table-cell table:style-name="Tabla4.A2" office:value-type="string">
            <text:p text:style-name="Table_20_Contents">María Andrea Cruz</text:p>
          </table:table-cell>
          <table:table-cell table:style-name="Tabla4.A2" office:value-type="string">
            <text:p text:style-name="P1">Fecha de creación</text:p>
          </table:table-cell>
          <table:table-cell table:style-name="Tabla4.B2" office:value-type="string">
            <text:p text:style-name="Table_20_Contents">22 de Septiembre de 2011</text:p>
          </table:table-cell>
        </table:table-row>
        <table:table-row>
          <table:table-cell table:style-name="Tabla4.A2" office:value-type="string">
            <text:p text:style-name="P1">Actualizado por</text:p>
          </table:table-cell>
          <table:table-cell table:style-name="Tabla4.A2" office:value-type="string">
            <text:p text:style-name="Table_20_Contents">---.----</text:p>
          </table:table-cell>
          <table:table-cell table:style-name="Tabla4.A2" office:value-type="string">
            <text:p text:style-name="P1">Fecha de Actualización</text:p>
          </table:table-cell>
          <table:table-cell table:style-name="Tabla4.B2" office:value-type="string">
            <text:p text:style-name="Table_20_Contents">----.----</text:p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B2" table:number-columns-spanned="3" office:value-type="string">
            <text:p text:style-name="Table_20_Contents">Genera ticket para identificar una solicitud o reclam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Actores</text:p>
          </table:table-cell>
          <table:table-cell table:style-name="Tabla4.A2" office:value-type="string">
            <text:p text:style-name="Table_20_Contents">Operador , Pasajero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Precondiciones</text:p>
          </table:table-cell>
          <table:table-cell table:style-name="Tabla4.B2" table:number-columns-spanned="3" office:value-type="string">
            <text:p text:style-name="Table_20_Contents">El Operador debe haber ingresado al sistema SIGETI, y se debe haber terminado de realizar una solicitud o reclamo.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2">Actor</text:p>
          </table:table-cell>
          <table:covered-table-cell/>
          <table:table-cell table:style-name="Tabla4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4">3. El caso de uso finaliza cuando el auxiliar da clic en aceptar y notifica al pasajero del número de ticket con el que quedo registrada su solicitud o reclamo y la informacion del mismo.</text:p>
          </table:table-cell>
          <table:covered-table-cell/>
          <table:table-cell table:style-name="Tabla4.B2" table:number-columns-spanned="2" office:value-type="string">
            <text:p text:style-name="P4">1. El caso de uso inicia cuando el sistema muestra en pantalla la notificación de realizar el reclamo.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4"/>
          </table:table-cell>
          <table:covered-table-cell/>
          <table:table-cell table:style-name="Tabla4.B2" table:number-columns-spanned="2" office:value-type="string">
            <text:p text:style-name="P4">2. El sistema muestra en pantalla el ticket que identifica la solicitud o reclamo con la información del mismo, motivo, obsercaciones, nombre del pasajero, estación donde se levanto el reclamo y auxiliar que registro la solicitud o reclamo.</text:p>
          </table:table-cell>
          <table:covered-table-cell/>
        </table:table-row>
        <table:table-row>
          <table:table-cell table:style-name="Tabla4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">Poscondiciones</text:p>
          </table:table-cell>
          <table:table-cell table:style-name="Tabla4.B2" table:number-columns-spanned="3" office:value-type="string">
            <text:p text:style-name="P4">El usuario conoce el ticket con el cual podrá consultar el estado de su solicitud o reclam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">Excepciones</text:p>
          </table:table-cell>
          <table:table-cell table:style-name="Tabla4.B2" table:number-columns-spanned="3" office:value-type="string">
            <text:p text:style-name="P4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26">Empresa</text:p>
          </table:table-cell>
          <table:table-cell table:style-name="Tabla2.A1" table:number-columns-spanned="2" office:value-type="string">
            <text:p text:style-name="P12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2.D1" office:value-type="string">
            <text:p text:style-name="P15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2.A2" office:value-type="string">
            <text:p text:style-name="P26">Nombre del caso de uso</text:p>
          </table:table-cell>
          <table:table-cell table:style-name="Tabla2.B2" table:number-columns-spanned="3" office:value-type="string">
            <text:p text:style-name="P35">Agregar medid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6">Código</text:p>
          </table:table-cell>
          <table:table-cell table:style-name="Tabla2.B2" table:number-columns-spanned="3" office:value-type="string">
            <text:p text:style-name="P35">Reclamos.0<text:span text:style-name="T9">5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6">Creado por</text:p>
          </table:table-cell>
          <table:table-cell table:style-name="Tabla2.A2" office:value-type="string">
            <text:p text:style-name="P35">María Andrea Cruz</text:p>
          </table:table-cell>
          <table:table-cell table:style-name="Tabla2.A2" office:value-type="string">
            <text:p text:style-name="P26">Fecha de creación</text:p>
          </table:table-cell>
          <table:table-cell table:style-name="Tabla2.B2" office:value-type="string">
            <text:p text:style-name="P35">21 de Septiembre de 2011</text:p>
          </table:table-cell>
        </table:table-row>
        <table:table-row>
          <table:table-cell table:style-name="Tabla2.A2" office:value-type="string">
            <text:p text:style-name="P26">Actualizado por</text:p>
          </table:table-cell>
          <table:table-cell table:style-name="Tabla2.A2" office:value-type="string">
            <text:p text:style-name="P35">Cristian Ríos</text:p>
          </table:table-cell>
          <table:table-cell table:style-name="Tabla2.A2" office:value-type="string">
            <text:p text:style-name="P26">Fecha de Actualización</text:p>
          </table:table-cell>
          <table:table-cell table:style-name="Tabla2.B2" office:value-type="string">
            <text:p text:style-name="P35">22 de Septiembre de 2001</text:p>
          </table:table-cell>
        </table:table-row>
        <table:table-row>
          <table:table-cell table:style-name="Tabla2.A2" office:value-type="string">
            <text:p text:style-name="P26">Actualizado por</text:p>
          </table:table-cell>
          <table:table-cell table:style-name="Tabla2.A2" office:value-type="string">
            <text:p text:style-name="P35">Edgar Moncada</text:p>
          </table:table-cell>
          <table:table-cell table:style-name="Tabla2.A2" office:value-type="string">
            <text:p text:style-name="P26">Fecha de Actualización</text:p>
          </table:table-cell>
          <table:table-cell table:style-name="Tabla2.B2" office:value-type="string">
            <text:p text:style-name="P35">22 de Septiembre de 2001</text:p>
          </table:table-cell>
        </table:table-row>
        <table:table-row>
          <table:table-cell table:style-name="Tabla2.A2" office:value-type="string">
            <text:p text:style-name="P26">Descripción</text:p>
          </table:table-cell>
          <table:table-cell table:style-name="Tabla2.B2" table:number-columns-spanned="3" office:value-type="string">
            <text:p text:style-name="P35">Permite modificar la información relacionada con la tarje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6">Actores</text:p>
          </table:table-cell>
          <table:table-cell table:style-name="Tabla2.A2" office:value-type="string">
            <text:p text:style-name="P35">Operador </text:p>
          </table:table-cell>
          <table:table-cell table:style-name="Tabla2.A2" office:value-type="string">
            <text:p text:style-name="P35"/>
          </table:table-cell>
          <table:table-cell table:style-name="Tabla2.B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26">Precondiciones</text:p>
          </table:table-cell>
          <table:table-cell table:style-name="Tabla2.B2" table:number-columns-spanned="3" office:value-type="string">
            <text:p text:style-name="P35">El Operador debe haber ingresado al sistema SIGETI.</text:p>
          </table:table-cell>
          <table:covered-table-cell/>
          <table:covered-table-cell/>
        </table:table-row>
        <table:table-row>
          <table:table-cell table:style-name="Tabla2.B2" table:number-columns-spanned="4" office:value-type="string">
            <text:p text:style-name="P20">Flujo Normal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20">Actor</text:p>
          </table:table-cell>
          <table:covered-table-cell/>
          <table:table-cell table:style-name="Tabla2.B2" table:number-columns-spanned="2" office:value-type="string">
            <text:p text:style-name="P20">Sistema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1">1. El caso de uso inicia cuando el Operador <text:s/>selecciona la opción de agregar medida al momento de tomar medida para una solicitud.</text:p>
          </table:table-cell>
          <table:covered-table-cell/>
          <table:table-cell table:style-name="Tabla2.B2" table:number-columns-spanned="2" office:value-type="string">
            <text:p text:style-name="P31">2. El sistema despliega en la pantalla la ventana con los campos nombre, y descripción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1">2. El Operador ingresa la información solicitada y da clic en aceptar. </text:p>
          </table:table-cell>
          <table:covered-table-cell/>
          <table:table-cell table:style-name="Tabla2.B2" table:number-columns-spanned="2" office:value-type="string">
            <text:p text:style-name="P31">3. El sistema agrega la nueva medida a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4"/>
          </table:table-cell>
          <table:covered-table-cell/>
          <table:table-cell table:style-name="Tabla2.B2" table:number-columns-spanned="2" office:value-type="string">
            <text:p text:style-name="P31">4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B2" table:number-columns-spanned="4" office:value-type="string">
            <text:p text:style-name="P20">Flujo Alternativo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31">2.a. El operador deja vacío alguno de los campos solicitados.</text:p>
          </table:table-cell>
          <table:covered-table-cell/>
          <table:table-cell table:style-name="Tabla2.B2" table:number-columns-spanned="2" office:value-type="string">
            <text:p text:style-name="P31">3.a. El sistema muestra una notificación de error y pide de nuevo los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1">4.a. El operador ingresa correctamente los datos y da clic en aceptar.</text:p>
          </table:table-cell>
          <table:covered-table-cell/>
          <table:table-cell table:style-name="Tabla2.B2" table:number-columns-spanned="2" office:value-type="string">
            <text:p text:style-name="P31">5.a. El sistema agrega la nueva medida a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1"/>
          </table:table-cell>
          <table:covered-table-cell/>
          <table:table-cell table:style-name="Tabla2.B2" table:number-columns-spanned="2" office:value-type="string">
            <text:p text:style-name="P31">6.a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A2" office:value-type="string">
            <text:p text:style-name="P23">Poscondiciones</text:p>
          </table:table-cell>
          <table:table-cell table:style-name="Tabla2.B2" table:number-columns-spanned="3" office:value-type="string">
            <text:p text:style-name="P31">La nueva medida queda guardada en la base de datos y disponible en la lista de selección de medidas a tom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3">Excepciones</text:p>
          </table:table-cell>
          <table:table-cell table:style-name="Tabla2.B2" table:number-columns-spanned="3" office:value-type="string">
            <text:p text:style-name="P31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P9"/>
      <text:p text:style-name="P17"/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25">Empresa</text:p>
          </table:table-cell>
          <table:table-cell table:style-name="Tabla5.A1" table:number-columns-spanned="2" office:value-type="string">
            <text:p text:style-name="P11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5.D1" office:value-type="string">
            <text:p text:style-name="P14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5.A2" office:value-type="string">
            <text:p text:style-name="P25">Nombre del caso de uso</text:p>
          </table:table-cell>
          <table:table-cell table:style-name="Tabla5.B2" table:number-columns-spanned="3" office:value-type="string">
            <text:p text:style-name="P33"><text:span text:style-name="T5">Cambiar Estado de Solicutud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5">Código</text:p>
          </table:table-cell>
          <table:table-cell table:style-name="Tabla5.B2" table:number-columns-spanned="3" office:value-type="string">
            <text:p text:style-name="P33">Reclamos.0<text:span text:style-name="T9">6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5">Creado por</text:p>
          </table:table-cell>
          <table:table-cell table:style-name="Tabla5.A2" office:value-type="string">
            <text:p text:style-name="P33"><text:span text:style-name="T5">Edgar Andrés Moncada</text:span></text:p>
          </table:table-cell>
          <table:table-cell table:style-name="Tabla5.A2" office:value-type="string">
            <text:p text:style-name="P25">Fecha de creación</text:p>
          </table:table-cell>
          <table:table-cell table:style-name="Tabla5.B2" office:value-type="string">
            <text:p text:style-name="P33">22 de Septiembre de 2011</text:p>
          </table:table-cell>
        </table:table-row>
        <table:table-row>
          <table:table-cell table:style-name="Tabla5.A2" office:value-type="string">
            <text:p text:style-name="P25">Actualizado por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5">Fecha de Actualización</text:p>
          </table:table-cell>
          <table:table-cell table:style-name="Tabla5.B2" office:value-type="string">
            <text:p text:style-name="P33"/>
          </table:table-cell>
        </table:table-row>
        <table:table-row>
          <table:table-cell table:style-name="Tabla5.A2" office:value-type="string">
            <text:p text:style-name="P25">Descripción</text:p>
          </table:table-cell>
          <table:table-cell table:style-name="Tabla5.B2" table:number-columns-spanned="3" office:value-type="string">
            <text:p text:style-name="P33"><text:span text:style-name="T5">Cambiar el estado de los casos generados por las solicitudes de los pasajeros. Los estados son I</text:span><text:span text:style-name="T6">niciado</text:span><text:span text:style-name="T5">, </text:span><text:span text:style-name="T6">en</text:span><text:span text:style-name="T5"> </text:span><text:span text:style-name="T6">Proceso</text:span><text:span text:style-name="T5"> y </text:span><text:span text:style-name="T6">Solucionado</text:span><text:span text:style-name="T5">.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5">Actores</text:p>
          </table:table-cell>
          <table:table-cell table:style-name="Tabla5.A2" office:value-type="string">
            <text:p text:style-name="P33">Operador</text:p>
          </table:table-cell>
          <table:table-cell table:style-name="Tabla5.A2" office:value-type="string">
            <text:p text:style-name="P33"/>
          </table:table-cell>
          <table:table-cell table:style-name="Tabla5.B2" office:value-type="string">
            <text:p text:style-name="P33"/>
          </table:table-cell>
        </table:table-row>
        <table:table-row>
          <table:table-cell table:style-name="Tabla5.A2" office:value-type="string">
            <text:p text:style-name="P25">Precondiciones</text:p>
          </table:table-cell>
          <table:table-cell table:style-name="Tabla5.B2" table:number-columns-spanned="3" office:value-type="string">
            <text:p text:style-name="P33">El Operador debe haber ingresado al sistema SIGETI.</text:p>
          </table:table-cell>
          <table:covered-table-cell/>
          <table:covered-table-cell/>
        </table:table-row>
        <table:table-row>
          <table:table-cell table:style-name="Tabla5.B2" table:number-columns-spanned="4" office:value-type="string">
            <text:p text:style-name="P19">Flujo Normal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19">Actor</text:p>
          </table:table-cell>
          <table:covered-table-cell/>
          <table:table-cell table:style-name="Tabla5.B2" table:number-columns-spanned="2" office:value-type="string">
            <text:p text:style-name="P19">Sistema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28"><text:span text:style-name="T5">1.</text:span> El caso de uso <text:span text:style-name="T5">inicia cuando el Operador selecciona la opción de <text:s/>Solucionar Solicitudes de Reclamos.</text:span></text:p>
          </table:table-cell>
          <table:covered-table-cell/>
          <table:table-cell table:style-name="Tabla5.B2" table:number-columns-spanned="2" office:value-type="string">
            <text:p text:style-name="P28"><text:span text:style-name="T5">2</text:span>. El <text:span text:style-name="T5">sistema despliega una interfaz mostrando una lista de los diferentes reclamos que se han generado con la opción de búsqueda o filtro, </text:span><text:span text:style-name="T10">adición de medidas a tomar</text:span><text:span text:style-name="T5"> y cambiar el estado de la solicitud.</text:span>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28"><text:span text:style-name="T5">3. El Operador selecciona alguna de las solicitudes y selecciona la opción cambiar estado de la solicitud.</text:span></text:p>
          </table:table-cell>
          <table:covered-table-cell/>
          <table:table-cell table:style-name="Tabla5.B2" table:number-columns-spanned="2" office:value-type="string">
            <text:p text:style-name="P28"><text:span text:style-name="T5">4. El sistema despliega una lista desplegable para seleccionar entre los 3 estados para la solicitud.</text:span>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28"><text:span text:style-name="T5">5. El Operador selecciona el estado al que quiere cambiar la solicitud.</text:span></text:p>
          </table:table-cell>
          <table:covered-table-cell/>
          <table:table-cell table:style-name="Tabla5.B2" table:number-columns-spanned="2" office:value-type="string">
            <text:p text:style-name="P28"><text:span text:style-name="T5">6. El sistema mostrará un mensaje informando si desea guardar los cambios realizados.</text:span>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30"><text:span text:style-name="T5">7. El operador confirma la operación </text:span><text:span text:style-name="T8">y</text:span><text:span text:style-name="T5"> el caso de uso termina.</text:span></text:p>
          </table:table-cell>
          <table:covered-table-cell/>
          <table:table-cell table:style-name="Tabla5.B2" table:number-columns-spanned="2" office:value-type="string">
            <text:p text:style-name="P29"><text:span text:style-name="T7">8. El sistema almacena los cambios realizados.</text:span></text:p>
          </table:table-cell>
          <table:covered-table-cell/>
        </table:table-row>
        <table:table-row>
          <table:table-cell table:style-name="Tabla5.B2" table:number-columns-spanned="4" office:value-type="string">
            <text:p text:style-name="P19">Flujo Alternativo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29"><text:span text:style-name="T7">7.a. El Operador no confirma la operación.</text:span></text:p>
          </table:table-cell>
          <table:covered-table-cell/>
          <table:table-cell table:style-name="Tabla5.B2" table:number-columns-spanned="2" office:value-type="string">
            <text:p text:style-name="P29"><text:span text:style-name="T7">8.a. El Sistema no guarda los cambios realizados.</text:span></text:p>
          </table:table-cell>
          <table:covered-table-cell/>
        </table:table-row>
        <table:table-row>
          <table:table-cell table:style-name="Tabla5.A2" office:value-type="string">
            <text:p text:style-name="P22">Poscondiciones</text:p>
          </table:table-cell>
          <table:table-cell table:style-name="Tabla5.B2" table:number-columns-spanned="3" office:value-type="string">
            <text:p text:style-name="P30"><text:span text:style-name="T8">El Sistema almacenara el cambio de estado de la solicitud seleccionada.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2">Excepciones</text:p>
          </table:table-cell>
          <table:table-cell table:style-name="Tabla5.B2" table:number-columns-spanned="3" office:value-type="string">
            <text:p text:style-name="P28">Que el sistema presente fallos en la base de datos, o que se pierda la conexión a la intranet del sistema de transporte masivo mientras se realiza <text:span text:style-name="T8">el proceso</text:span>.</text:p>
          </table:table-cell>
          <table:covered-table-cell/>
          <table:covered-table-cell/>
        </table:table-row>
      </table:table>
      <text:p text:style-name="P8"/>
      <text:p text:style-name="P18"/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27">Empresa</text:p>
          </table:table-cell>
          <table:table-cell table:style-name="Tabla6.A1" table:number-columns-spanned="2" office:value-type="string">
            <text:p text:style-name="P13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6.D1" office:value-type="string">
            <text:p text:style-name="P16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6.A2" office:value-type="string">
            <text:p text:style-name="P27">Nombre del caso de uso</text:p>
          </table:table-cell>
          <table:table-cell table:style-name="Tabla6.B2" table:number-columns-spanned="3" office:value-type="string">
            <text:p text:style-name="P36"><text:span text:style-name="T10">Tomar Medida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7">Código</text:p>
          </table:table-cell>
          <table:table-cell table:style-name="Tabla6.B2" table:number-columns-spanned="3" office:value-type="string">
            <text:p text:style-name="P36">Reclamos.0<text:span text:style-name="T10">7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7">Creado por</text:p>
          </table:table-cell>
          <table:table-cell table:style-name="Tabla6.A2" office:value-type="string">
            <text:p text:style-name="P36"><text:span text:style-name="T5">Edgar Andrés Moncada</text:span></text:p>
          </table:table-cell>
          <table:table-cell table:style-name="Tabla6.A2" office:value-type="string">
            <text:p text:style-name="P27">Fecha de creación</text:p>
          </table:table-cell>
          <table:table-cell table:style-name="Tabla6.B2" office:value-type="string">
            <text:p text:style-name="P36">22 de Septiembre de 2011</text:p>
          </table:table-cell>
        </table:table-row>
        <table:table-row>
          <table:table-cell table:style-name="Tabla6.A2" office:value-type="string">
            <text:p text:style-name="P27">Actualizado por</text:p>
          </table:table-cell>
          <table:table-cell table:style-name="Tabla6.A2" office:value-type="string">
            <text:p text:style-name="P36"/>
          </table:table-cell>
          <table:table-cell table:style-name="Tabla6.A2" office:value-type="string">
            <text:p text:style-name="P27">Fecha de Actualización</text:p>
          </table:table-cell>
          <table:table-cell table:style-name="Tabla6.B2" office:value-type="string">
            <text:p text:style-name="P36"/>
          </table:table-cell>
        </table:table-row>
        <table:table-row>
          <table:table-cell table:style-name="Tabla6.A2" office:value-type="string">
            <text:p text:style-name="P27">Descripción</text:p>
          </table:table-cell>
          <table:table-cell table:style-name="Tabla6.B2" table:number-columns-spanned="3" office:value-type="string">
            <text:p text:style-name="P36"><text:span text:style-name="T10">Asignar las medidas que se tomarán para cada una de las diferentes solicitudes.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7">Actores</text:p>
          </table:table-cell>
          <table:table-cell table:style-name="Tabla6.A2" office:value-type="string">
            <text:p text:style-name="P36">Operador</text:p>
          </table:table-cell>
          <table:table-cell table:style-name="Tabla6.A2" office:value-type="string">
            <text:p text:style-name="P36"/>
          </table:table-cell>
          <table:table-cell table:style-name="Tabla6.B2" office:value-type="string">
            <text:p text:style-name="P36"/>
          </table:table-cell>
        </table:table-row>
        <table:table-row>
          <table:table-cell table:style-name="Tabla6.A2" office:value-type="string">
            <text:p text:style-name="P27">Precondiciones</text:p>
          </table:table-cell>
          <table:table-cell table:style-name="Tabla6.B2" table:number-columns-spanned="3" office:value-type="string">
            <text:p text:style-name="P36">El Operador debe haber ingresado al sistema SIGETI.</text:p>
          </table:table-cell>
          <table:covered-table-cell/>
          <table:covered-table-cell/>
        </table:table-row>
        <table:table-row>
          <table:table-cell table:style-name="Tabla6.B2" table:number-columns-spanned="4" office:value-type="string">
            <text:p text:style-name="P21">Flujo Normal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2" office:value-type="string">
            <text:p text:style-name="P21">Actor</text:p>
          </table:table-cell>
          <table:covered-table-cell/>
          <table:table-cell table:style-name="Tabla6.B2" table:number-columns-spanned="2" office:value-type="string">
            <text:p text:style-name="P21">Sistema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32"><text:span text:style-name="T5">1.</text:span> El caso de uso <text:span text:style-name="T5">inicia cuando el Operador selecciona la opción de <text:s/>Solucionar Solicitudes de Reclamos.</text:span></text:p>
          </table:table-cell>
          <table:covered-table-cell/>
          <table:table-cell table:style-name="Tabla6.B2" table:number-columns-spanned="2" office:value-type="string">
            <text:p text:style-name="P32"><text:span text:style-name="T5">2</text:span>. El <text:span text:style-name="T5">sistema despliega una interfaz mostrando una lista de los diferentes reclamos que se han generado con la opción de búsqueda o filtro, </text:span><text:span text:style-name="T10">adición </text:span><text:span text:style-name="T5">de medidas </text:span><text:span text:style-name="T10">a tomar</text:span><text:span text:style-name="T5"> y cambiar el estado de la solicitud.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32"><text:span text:style-name="T5">3. El Operador selecciona alguna de las solicitudes y selecciona la opción <text:s/></text:span><text:span text:style-name="T10">adición </text:span><text:span text:style-name="T5">de medidas </text:span><text:span text:style-name="T10">a tomar.</text:span></text:p>
          </table:table-cell>
          <table:covered-table-cell/>
          <table:table-cell table:style-name="Tabla6.B2" table:number-columns-spanned="2" office:value-type="string">
            <text:p text:style-name="P32"><text:span text:style-name="T5">4. El sistema despliega una </text:span><text:span text:style-name="T10">interfaz donde con las opciones para buscar y seleccionar las medidas que están registradas en el sistema.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32"><text:span text:style-name="T5">5. El Operador selecciona </text:span><text:span text:style-name="T10">las medidas que usará para solucionar la solicitud y selecciona la opción de aceptar</text:span><text:span text:style-name="T5">.</text:span></text:p>
          </table:table-cell>
          <table:covered-table-cell/>
          <table:table-cell table:style-name="Tabla6.B2" table:number-columns-spanned="2" office:value-type="string">
            <text:p text:style-name="P32"><text:span text:style-name="T5">6. El sistema mostrará un mensaje informando si desea guardar los cambios realizados.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32"><text:span text:style-name="T5">7. El operador confirma la operación </text:span><text:span text:style-name="T8">y</text:span><text:span text:style-name="T5"> el caso de uso termina.</text:span></text:p>
          </table:table-cell>
          <table:covered-table-cell/>
          <table:table-cell table:style-name="Tabla6.B2" table:number-columns-spanned="2" office:value-type="string">
            <text:p text:style-name="P32"><text:span text:style-name="T7">8. El sistema almacena los cambios realizados.</text:span></text:p>
          </table:table-cell>
          <table:covered-table-cell/>
        </table:table-row>
        <table:table-row>
          <table:table-cell table:style-name="Tabla6.B2" table:number-columns-spanned="4" office:value-type="string">
            <text:p text:style-name="P21">Flujo Alternativo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2" office:value-type="string">
            <text:p text:style-name="P32"><text:span text:style-name="T7">7.a. El Operador no confirma la operación.</text:span></text:p>
          </table:table-cell>
          <table:covered-table-cell/>
          <table:table-cell table:style-name="Tabla6.B2" table:number-columns-spanned="2" office:value-type="string">
            <text:p text:style-name="P32"><text:span text:style-name="T7">8.a. El Sistema no guarda los cambios realizados.</text:span></text:p>
          </table:table-cell>
          <table:covered-table-cell/>
        </table:table-row>
        <table:table-row>
          <table:table-cell table:style-name="Tabla6.A2" office:value-type="string">
            <text:p text:style-name="P24">Poscondiciones</text:p>
          </table:table-cell>
          <table:table-cell table:style-name="Tabla6.B2" table:number-columns-spanned="3" office:value-type="string">
            <text:p text:style-name="P32"><text:span text:style-name="T8">El Sistema almacenara </text:span><text:span text:style-name="T10">las nuevas medidas que se tomarán para la solicitud seleccionada</text:span><text:span text:style-name="T8">.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4">Excepciones</text:p>
          </table:table-cell>
          <table:table-cell table:style-name="Tabla6.B2" table:number-columns-spanned="3" office:value-type="string">
            <text:p text:style-name="P32">Que el sistema presente fallos en la base de datos, o que se pierda la conexión a la intranet del sistema de transporte masivo mientras se realiza <text:span text:style-name="T8">el proceso</text:span>.</text:p>
          </table:table-cell>
          <table:covered-table-cell/>
          <table:covered-table-cell/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21T23:51:08</meta:creation-date>
    <dc:date>2011-09-26T13:47:36</dc:date>
    <meta:editing-duration>PT03H22M13S</meta:editing-duration>
    <meta:editing-cycles>38</meta:editing-cycles>
    <meta:generator>OpenOffice.org/3.2$Linux OpenOffice.org_project/320m19$Build-9505</meta:generator>
    <dc:creator>MoNKi </dc:creator>
    <meta:document-statistic meta:table-count="6" meta:image-count="0" meta:object-count="0" meta:page-count="6" meta:paragraph-count="232" meta:word-count="1614" meta:character-count="9702"/>
    <meta:user-defined meta:name="Información 1"/>
    <meta:user-defined meta:name="Información 2"/>
    <meta:user-defined meta:name="Información 3"/>
    <meta:user-defined meta:name="Información 4"/>
  </office:meta>
</office:document-meta>
</file>